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81.64pt"/>
    </style:style>
    <style:style style:name="co4" style:family="table-column">
      <style:table-column-properties fo:break-before="auto" style:column-width="371.79pt"/>
    </style:style>
    <style:style style:name="co5" style:family="table-column">
      <style:table-column-properties fo:break-before="page" style:column-width="64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64-OlinuXino_Rev_A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D-BCK0(256Mx16_DDR3-1600_11-11-11)</text:p>
          </table:table-cell>
          <table:table-cell office:value-type="string" calcext:value-type="string">
            <text:p>FBGA96</text:p>
          </table:table-cell>
          <table:table-cell office:value-type="string" calcext:value-type="string">
            <text:p>U3,U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723BS(ComboModule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</text:p>
          </table:table-cell>
          <table:table-cell office:value-type="string" calcext:value-type="string">
            <text:p>RM2,RM5,RM3,RM6,RM11,RM13,RM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211CL-GR(LQFP48)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A1206_(4X0603)</text:p>
          </table:table-cell>
          <table:table-cell office:value-type="string" calcext:value-type="string">
            <text:p>RM4,RM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,C2,C3,C4,C6,C7,C8,C9,C11,C12,C13,C14,C15,C17,C18,C19,C20,C22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23,C24,C25,C28,C29,C30,C31,C32,C33,C34,C35,C37,C44,C46,C50,C51,C52,C60,C65,C66,C67,C72,C73,C74,C79,C80,C82,C83,C85,C86,C87,C90,C92,C98,C99,C100,C101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102,C108,C109,C110,C111,C112,C115,C117,C123,C127,C130,C132,C134,C155,C156,C158,C177,C186,C189,C191,C195,C19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uF/6.3V/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C10,C16,C21,C26,C42,C47,C49,C53,C54,C57,C59,C63,C81,C84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89,C91,C93,C94,C95,C96,C97,C116,C121,C122,C124,C125,C126,C128,C129,C131,C133,C136,C138,C139,C140,C141,C143,C144,C145,C146,C147,C148,C149,C150,C151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152,C153,C154,C157,C159,C161,C162,C164,C165,C166,C167,C168,C169,C170,C171,C172,C173,C175,C176,C178,C179,C188,C192,C19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uF/6.3V/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7,C36,C38,C43,C45,C55,C120,C135,C137,C142,C160,C163,C181,C182,C1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39,C40,C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48,C62,C103,C104,C105,C185,C1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6,C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7uF/6.3V/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4,C68,C69,C70,C71,C75,C76,C77,C78,C118,C119,C1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88,C106,C1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83,C1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)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0603</text:p>
          </table:table-cell>
          <table:table-cell office:value-type="string" calcext:value-type="string">
            <text:p>CHGLED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2,D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GPH127SMT-02X5(PA-V16X-2X5-LF))</text:p>
          </table:table-cell>
          <table:table-cell office:value-type="string" calcext:value-type="string">
            <text:p>GPH127SMT-02X05(PA-V16X-2X5-LF)</text:p>
          </table:table-cell>
          <table:table-cell office:value-type="string" calcext:value-type="string">
            <text:p>EMMC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FE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FET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1,MIC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L1,L2,L3,L4,L5,L6,L7,L8,L9,L10,L11,L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H/1.15A/DCR&lt;0.1R/CD43</text:p>
          </table:table-cell>
          <table:table-cell office:value-type="string" calcext:value-type="string">
            <text:p>CD43</text:p>
          </table:table-cell>
          <table:table-cell office:value-type="string" calcext:value-type="string">
            <text:p>L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(1.5uH/3.35A/DCR&lt;0.1R/CD43)</text:p>
          </table:table-cell>
          <table:table-cell office:value-type="string" calcext:value-type="string">
            <text:p>CD43</text:p>
          </table:table-cell>
          <table:table-cell office:value-type="string" calcext:value-type="string">
            <text:p>L15,L17,L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2R</text:p>
          </table:table-cell>
          <table:table-cell office:value-type="string" calcext:value-type="string">
            <text:p>LIPO_BA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NAND_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PHYRS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_JACK</text:p>
          </table:table-cell>
          <table:table-cell office:value-type="string" calcext:value-type="string">
            <text:p>PWR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PWRLED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SB25.000F20E15(25MHz/20pF/20ppm/5x3.2mm)</text:p>
          </table:table-cell>
          <table:table-cell office:value-type="string" calcext:value-type="string">
            <text:p>SMD_5x3.2</text:p>
          </table:table-cell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-306_32.768KHZ/SMD_8038/6pF</text:p>
          </table:table-cell>
          <table:table-cell office:value-type="string" calcext:value-type="string">
            <text:p>SMD_8038</text:p>
          </table:table-cell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SB24.000F20E15/5x3.2mm/20ppm/20pF</text:p>
          </table:table-cell>
          <table:table-cell office:value-type="string" calcext:value-type="string">
            <text:p>SMD_5x3.2</text:p>
          </table:table-cell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,R4,R33,R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8,R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6,R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9,R43,R44,R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62,R86,R87,R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96,R97,R98,R53,R66,R65,R56,R92,R19,R20,R24,R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</text:p>
          </table:table-cell>
          <table:table-cell office:value-type="string" calcext:value-type="string">
            <text:p>RM7,RM9,RM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office:value-type="string" calcext:value-type="string">
            <text:p>RA0805_(4X0402)</text:p>
          </table:table-cell>
          <table:table-cell office:value-type="string" calcext:value-type="string">
            <text:p>RM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</text:p>
          </table:table-cell>
          <table:table-cell office:value-type="string" calcext:value-type="string">
            <text:p>U7,U8,U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PN87520_HOST_PTH</text:p>
          </table:table-cell>
          <table:table-cell office:value-type="string" calcext:value-type="string">
            <text:p>USB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1/VCC-PE:2.8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V-WZA21-20-LF</text:p>
          </table:table-cell>
          <table:table-cell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7,R40,R42,R55,R85,R83,R95,R76,R79,R31,R48,R52,R21,R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8,R69,R72,R64,R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61,R104,R15,R16,R17,R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_WIFI_ANT</text:p>
          </table:table-cell>
          <table:table-cell office:value-type="string" calcext:value-type="string">
            <text:p>bt_antenna</text:p>
          </table:table-cell>
          <table:table-cell office:value-type="string" calcext:value-type="string">
            <text:p>ANT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68,R73,R67,R57,R84,R89,R91,R25,R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49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70,R71,R74,R82,R90,R88,R75,R77,R47,R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01,R1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1107A(6x3,8x2,5MM)</text:p>
          </table:table-cell>
          <table:table-cell office:value-type="string" calcext:value-type="string">
            <text:p>6x3,8x2,5MM</text:p>
          </table:table-cell>
          <table:table-cell office:value-type="string" calcext:value-type="string">
            <text:p>PWRON1,RESET1,UBOO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0,R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6,R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7,R9,R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1,R12,R1,R5,R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3,R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27UBG8T2BTR-BC(TSOP48))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FC4GACAANA-4M_IT(TBGA100)</text:p>
          </table:table-cell>
          <table:table-cell office:value-type="string" calcext:value-type="string">
            <text:p>TBGA100</text:p>
          </table:table-cell>
          <table:table-cell office:value-type="string" calcext:value-type="string">
            <text:p>U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USB/MISB-SWMM-5AB_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/>
        </table:table-row>
        <table:table-row table:style-name="ro1" table:number-rows-repeated="10484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25.2pt" fo:margin-bottom="25.2pt" fo:margin-left="25.2pt" fo:margin-right="25.2pt"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4:52:49.903811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4:57:25.292029983</dc:date>
    <meta:editing-duration>PT4M52S</meta:editing-duration>
    <meta:editing-cycles>3</meta:editing-cycles>
    <meta:generator>LibreOffice/5.0.2.2$Linux_X86_64 LibreOffice_project/00m0$Build-2</meta:generator>
    <meta:document-statistic meta:table-count="1" meta:cell-count="400" meta:object-count="0"/>
  </office:meta>
</office:document-meta>
</file>